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rsid="001ead46" officeooo:paragraph-rsid="001ead46"/>
    </style:style>
    <style:style style:name="P4" style:family="paragraph" style:parent-style-name="Preformatted_20_Text">
      <style:text-properties fo:background-color="#eeeeee"/>
    </style:style>
    <style:style style:name="P5" style:family="paragraph" style:parent-style-name="Text_20_body">
      <style:paragraph-properties fo:margin-top="0.1in" fo:margin-bottom="0.1in" style:contextual-spacing="false"/>
    </style:style>
    <style:style style:name="P6" style:family="paragraph" style:parent-style-name="Text_20_body">
      <style:text-properties officeooo:rsid="00211871" officeooo:paragraph-rsid="00211871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" style:family="paragraph" style:parent-style-name="Heading_20_1" style:list-style-name=""/>
    <style:style style:name="P10" style:family="paragraph" style:parent-style-name="Heading_20_1" style:list-style-name="">
      <style:text-properties officeooo:rsid="00211871" officeooo:paragraph-rsid="00211871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rsid="001ead46" officeooo:paragraph-rsid="001ead46"/>
    </style:style>
    <style:style style:name="P13" style:family="paragraph" style:parent-style-name="Text_20_body">
      <style:text-properties officeooo:rsid="00213905" officeooo:paragraph-rsid="00213905"/>
    </style:style>
    <style:style style:name="P14" style:family="paragraph" style:parent-style-name="Text_20_body">
      <style:text-properties officeooo:rsid="00213905" officeooo:paragraph-rsid="00218b21"/>
    </style:style>
    <style:style style:name="P15" style:family="paragraph" style:parent-style-name="Text_20_body">
      <style:text-properties officeooo:rsid="00218b21" officeooo:paragraph-rsid="00218b21"/>
    </style:style>
    <style:style style:name="P16" style:family="paragraph" style:parent-style-name="Text_20_body" style:list-style-name="L1">
      <style:text-properties officeooo:paragraph-rsid="0023be19"/>
    </style:style>
    <style:style style:name="P17" style:family="paragraph" style:parent-style-name="Text_20_body" style:list-style-name="L1">
      <style:text-properties officeooo:rsid="002689ca" officeooo:paragraph-rsid="002689ca"/>
    </style:style>
    <style:style style:name="T1" style:family="text">
      <style:text-properties officeooo:rsid="001d071c"/>
    </style:style>
    <style:style style:name="T2" style:family="text">
      <style:text-properties officeooo:rsid="001d8bc4"/>
    </style:style>
    <style:style style:name="T3" style:family="text">
      <style:text-properties officeooo:rsid="001ead46"/>
    </style:style>
    <style:style style:name="T4" style:family="text">
      <style:text-properties fo:font-variant="normal" fo:text-transform="none" fo:color="#1d1c1d" loext:opacity="100%" style:font-name="Monaco" fo:font-size="9pt" fo:letter-spacing="normal" fo:font-style="normal" fo:font-weight="normal"/>
    </style:style>
    <style:style style:name="T5" style:family="text">
      <style:text-properties fo:font-variant="normal" fo:text-transform="none" fo:color="#1d1c1d" loext:opacity="100%" fo:letter-spacing="normal"/>
    </style:style>
    <style:style style:name="T6" style:family="text">
      <style:text-properties fo:font-variant="normal" fo:text-transform="none" style:font-name="Monaco" fo:font-size="9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officeooo:rsid="001f2b82"/>
    </style:style>
    <style:style style:name="T8" style:family="text">
      <style:text-properties officeooo:rsid="0021cc60"/>
    </style:style>
    <style:style style:name="T9" style:family="text">
      <style:text-properties officeooo:rsid="0023be1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velopers notes FLX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_Toc4424_1172218153" text:style-name="Index_20_Link" text:visited-style-name="Index_20_Link">Modern C++<text:tab/>1</text:a></text:p>
          <text:p text:style-name="P8"><text:a xlink:type="simple" xlink:href="#__RefHeading___Toc225_3721876511" text:style-name="Index_20_Link" text:visited-style-name="Index_20_Link">General recommendations and guidelines<text:tab/>1</text:a></text:p>
          <text:p text:style-name="P8"><text:a xlink:type="simple" xlink:href="#__RefHeading___Toc4426_1172218153" text:style-name="Index_20_Link" text:visited-style-name="Index_20_Link">No handcrafting – use std::<text:tab/>1</text:a></text:p>
          <text:p text:style-name="P8"><text:a xlink:type="simple" xlink:href="#__RefHeading___Toc4428_1172218153" text:style-name="Index_20_Link" text:visited-style-name="Index_20_Link">Embedded Template Library<text:tab/>1</text:a></text:p>
          <text:p text:style-name="P8"><text:a xlink:type="simple" xlink:href="#__RefHeading___Toc223_3721876511" text:style-name="Index_20_Link" text:visited-style-name="Index_20_Link">Using namespace<text:tab/>1</text:a></text:p>
          <text:p text:style-name="P7"><text:a xlink:type="simple" xlink:href="#__RefHeading___Toc6283_128529379" text:style-name="Index_20_Link" text:visited-style-name="Index_20_Link">QT Framework<text:tab/>3</text:a></text:p>
          <text:p text:style-name="P8"><text:a xlink:type="simple" xlink:href="#__RefHeading___Toc4235_1172218153" text:style-name="Index_20_Link" text:visited-style-name="Index_20_Link">Suppress warnings (Python)<text:tab/>3</text:a></text:p>
          <text:p text:style-name="P7"><text:a xlink:type="simple" xlink:href="#__RefHeading___Toc4237_1172218153" text:style-name="Index_20_Link" text:visited-style-name="Index_20_Link">FLX Utilities<text:tab/>4</text:a></text:p>
          <text:p text:style-name="P8"><text:a xlink:type="simple" xlink:href="#__RefHeading___Toc4239_1172218153" text:style-name="Index_20_Link" text:visited-style-name="Index_20_Link">Install Clang<text:tab/>4</text:a></text:p>
          <text:p text:style-name="P8"><text:a xlink:type="simple" xlink:href="#__RefHeading___Toc4241_1172218153" text:style-name="Index_20_Link" text:visited-style-name="Index_20_Link">Clang use with FLX<text:tab/>4</text:a></text:p>
          <text:p text:style-name="P8"><text:a xlink:type="simple" xlink:href="#__RefHeading___Toc4243_1172218153" text:style-name="Index_20_Link" text:visited-style-name="Index_20_Link">Install for Backtrace<text:tab/>4</text:a></text:p>
          <text:p text:style-name="P8"><text:a xlink:type="simple" xlink:href="#__RefHeading___Toc4245_1172218153" text:style-name="Index_20_Link" text:visited-style-name="Index_20_Link">Backtrace in FLX<text:tab/>4</text:a></text:p>
        </text:index-body>
      </text:table-of-content>
      <text:p text:style-name="Text_20_body"/>
      <text:h text:style-name="P10" text:outline-level="1"><text:bookmark-start text:name="__RefHeading___Toc4424_1172218153"/>Modern C++<text:bookmark-end text:name="__RefHeading___Toc4424_1172218153"/></text:h>
      <text:h text:style-name="Heading_20_2" text:outline-level="2"><text:bookmark-start text:name="__RefHeading___Toc225_3721876511"/>General recommendations and guidelines<text:bookmark-end text:name="__RefHeading___Toc225_3721876511"/></text:h>
      <text:list text:style-name="L1">
        <text:list-item>
          <text:p text:style-name="P16"><text:a xlink:type="simple" xlink:href="https://isocpp.github.io/CppCoreGuidelines/" text:style-name="Internet_20_link" text:visited-style-name="Visited_20_Internet_20_Link"><text:span text:style-name="T9">https://isocpp.github.io/CppCoreGuidelines/</text:span></text:a></text:p>
        </text:list-item>
        <text:list-item>
          <text:p text:style-name="P17">Use Google style: <text:a xlink:type="simple" xlink:href="https://google.github.io/styleguide/cppguide.html" text:style-name="Internet_20_link" text:visited-style-name="Visited_20_Internet_20_Link">https://google.github.io/styleguide/cppguide.html</text:a></text:p>
        </text:list-item>
        <text:list-item>
          <text:p text:style-name="P17"/>
        </text:list-item>
      </text:list>
      <text:h text:style-name="Heading_20_2" text:outline-level="2"><text:bookmark-start text:name="__RefHeading___Toc4426_1172218153"/>No handcrafting – use std::<text:bookmark-end text:name="__RefHeading___Toc4426_1172218153"/></text:h>
      <text:p text:style-name="P6"><text:a xlink:type="simple" xlink:href="https://isocpp.github.io/CppCoreGuidelines/CppCoreGuidelines#es1-prefer-the-standard-library-to-other-libraries-and-to-handcrafted-code" text:style-name="Internet_20_link" text:visited-style-name="Visited_20_Internet_20_Link">https://isocpp.github.io/CppCoreGuidelines/CppCoreGuidelines#es1-prefer-the-standard-library-to-other-libraries-and-to-handcrafted-code</text:a></text:p>
      <text:h text:style-name="Heading_20_2" text:outline-level="2"><text:bookmark-start text:name="__RefHeading___Toc4428_1172218153"/>Embedded Template Library<text:bookmark-end text:name="__RefHeading___Toc4428_1172218153"/></text:h>
      <text:p text:style-name="P15">Preferred usage of ETL</text:p>
      <text:p text:style-name="P6"><text:a xlink:type="simple" xlink:href="https://www.etlcpp.com/documentation.html" text:style-name="Internet_20_link" text:visited-style-name="Visited_20_Internet_20_Link">https://www.etlcpp.com/documentation.html</text:a></text:p>
      <text:h text:style-name="Heading_20_2" text:outline-level="2"><text:bookmark-start text:name="__RefHeading___Toc223_3721876511"/>Using namespace<text:bookmark-end text:name="__RefHeading___Toc223_3721876511"/></text:h>
      <text:p text:style-name="P14">recommended for the local scope only or something indeed fundamental like std::</text:p>
      <text:p text:style-name="P15">otherwise <text:span text:style-name="T8">in other namespace </text:span>use explicit names like: flx::communications::detail::function()</text:p>
      <text:p text:style-name="P13"><text:a xlink:type="simple" xlink:href="https://isocpp.github.io/CppCoreGuidelines/CppCoreGuidelines#sf6-use-using-namespace-directives-for-transition-for-foundation-libraries-such-as-std-or-within-a-local-scope-only" text:style-name="Internet_20_link" text:visited-style-name="Visited_20_Internet_20_Link"><text:soft-page-break/>https://isocpp.github.io/CppCoreGuidelines/CppCoreGuidelines#sf6-use-using-namespace-directives-for-transition-for-foundation-libraries-such-as-std-or-within-a-local-scope-only</text:a></text:p>
      <text:p text:style-name="P13"/>
      <text:p text:style-name="P13"/>
      <text:h text:style-name="P11" text:outline-level="1"><text:bookmark-start text:name="__RefHeading___Toc6283_128529379"/>QT Framework<text:bookmark-end text:name="__RefHeading___Toc6283_128529379"/></text:h>
      <text:h text:style-name="Heading_20_2" text:outline-level="2"><text:bookmark-start text:name="__RefHeading___Toc4235_1172218153"/>Suppress warnings <text:span text:style-name="T1">(Python)</text:span><text:bookmark-end text:name="__RefHeading___Toc4235_1172218153"/></text:h>
      <text:p text:style-name="Text_20_body">configuration for QtCreator <text:span text:style-name="T1">for Python</text:span>:</text:p>
      <text:p text:style-name="Preformatted_20_Text">~/.config/pycodestyle</text:p>
      <text:p text:style-name="P5">You can add something like this to ignore specific rules:</text:p>
      <text:p text:style-name="Preformatted_20_Text">ignore = E226, E722, W504, E501</text:p>
      <text:p text:style-name="Text_20_body"/>
      <text:h text:style-name="P9" text:outline-level="1"/>
      <text:h text:style-name="P12" text:outline-level="1"><text:bookmark-start text:name="__RefHeading___Toc4237_1172218153"/>FLX Util<text:span text:style-name="T7">itie</text:span>s<text:bookmark-end text:name="__RefHeading___Toc4237_1172218153"/></text:h>
      <text:h text:style-name="Heading_20_2" text:outline-level="2"><text:bookmark-start text:name="__RefHeading___Toc4239_1172218153"/>Install <text:span text:style-name="T3">Clang</text:span><text:bookmark-end text:name="__RefHeading___Toc4239_1172218153"/></text:h>
      <text:p text:style-name="P4">sudo apt install clang-format-12</text:p>
      <text:p text:style-name="P4">sudo snap install ruff</text:p>
      <text:p text:style-name="P4">sudo snap install shfmt</text:p>
      <text:p text:style-name="P4">pip install yamlfix</text:p>
      <text:h text:style-name="Heading_20_2" text:outline-level="2"><text:bookmark-start text:name="__RefHeading___Toc4241_1172218153"/><text:span text:style-name="T3">Clang use </text:span>with <text:span text:style-name="T2">FLX</text:span><text:bookmark-end text:name="__RefHeading___Toc4241_1172218153"/></text:h>
      <text:p text:style-name="Text_20_body"><text:a xlink:type="simple" xlink:href="https://clang.llvm.org/extra/clang-tidy/" text:style-name="Internet_20_link" text:visited-style-name="Visited_20_Internet_20_Link">https://clang.llvm.org/extra/clang-tidy/</text:a></text:p>
      <text:p text:style-name="Preformatted_20_Text">cd ~/flx/flxbot-firmware</text:p>
      <text:p text:style-name="Preformatted_20_Text">tools/code_formatting/format_code_inplace.sh</text:p>
      <text:h text:style-name="Heading_20_2" text:outline-level="2"><text:bookmark-start text:name="__RefHeading___Toc4243_1172218153"/>Install for Backtrace<text:bookmark-end text:name="__RefHeading___Toc4243_1172218153"/></text:h>
      <text:p text:style-name="Preformatted_20_Text">sudo apt-get install git wget curl libssl-dev libncurses-dev flex bison gperf python3 python3-pip python3-setuptools python3-serial python3-click python3-cryptography python3-future python3-pyparsing python3-pyelftools cmake ninja-build ccache jq sudo pip install --upgrade pip </text:p>
      <text:p text:style-name="Preformatted_20_Text"/>
      <text:p text:style-name="Preformatted_20_Text"><text:span text:style-name="T4">git clone </text:span><text:a xlink:type="simple" xlink:href="https://github.com/espressif/esp32-arduino-lib-builder" office:target-frame-name="_blank" xlink:show="new" text:style-name="Internet_20_link" text:visited-style-name="Visited_20_Internet_20_Link"><text:span text:style-name="T6">https://github.com/espressif/esp32-arduino-lib-builder</text:span></text:a><text:span text:style-name="T5"> </text:span></text:p>
      <text:p text:style-name="Preformatted_20_Text"><text:span text:style-name="T5"/></text:p>
      <text:p text:style-name="Preformatted_20_Text">cd esp32-arduino-lib-builder </text:p>
      <text:p text:style-name="Preformatted_20_Text">./build.sh</text:p>
      <text:h text:style-name="Heading_20_2" text:outline-level="2"><text:bookmark-start text:name="__RefHeading___Toc4245_1172218153"/>Backtrace in FLX<text:bookmark-end text:name="__RefHeading___Toc4245_1172218153"/></text:h>
      <text:p text:style-name="Preformatted_20_Text">alias gobacktrace='cd ~/flx/flxbot-firmware/tools/backtrace ; ll; echo "" ; echo "use alias [bthandle] to parce backtrace handle_controller"'</text:p>
      <text:p text:style-name="P3"><text:span text:style-name="T4"/></text:p>
      <text:p text:style-name="Preformatted_20_Text">alias bthandle='./backtrace.sh ~/flx/flxbot-firmware/boards/handle_controller/.pio/build/deployment/firmware.elf'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fo:background-color="#ddddd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1:44:23.336478750</meta:creation-date>
    <dc:date>2024-10-04T15:25:05.117811750</dc:date>
    <meta:editing-duration>PT38M50S</meta:editing-duration>
    <meta:editing-cycles>15</meta:editing-cycles>
    <meta:generator>LibreOffice/7.6.7.2$Linux_X86_64 LibreOffice_project/60$Build-2</meta:generator>
    <meta:document-statistic meta:table-count="0" meta:image-count="0" meta:object-count="0" meta:page-count="4" meta:paragraph-count="52" meta:word-count="218" meta:character-count="2179" meta:non-whitespace-character-count="2011"/>
  </office:meta>
</office:document-meta>
</file>